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048725"/>
    </style:style>
    <style:style style:name="P4" style:family="paragraph" style:parent-style-name="Body_20_Text_20_Cont">
      <style:text-properties officeooo:paragraph-rsid="00094220"/>
    </style:style>
    <style:style style:name="P5" style:family="paragraph" style:parent-style-name="Body_20_Text_20_Cont">
      <style:text-properties officeooo:rsid="000a0f15" officeooo:paragraph-rsid="000a0f15"/>
    </style:style>
    <style:style style:name="P6" style:family="paragraph" style:parent-style-name="Body_20_Text_20_Cont">
      <style:text-properties officeooo:paragraph-rsid="000c2592"/>
    </style:style>
    <style:style style:name="P7" style:family="paragraph" style:parent-style-name="Body_20_Text_20_Cont">
      <style:text-properties officeooo:paragraph-rsid="0010f0b3"/>
    </style:style>
    <style:style style:name="P8" style:family="paragraph" style:parent-style-name="Chapter_20_Title">
      <style:text-properties fo:letter-spacing="-0.0063in"/>
    </style:style>
    <style:style style:name="P9" style:family="paragraph" style:parent-style-name="Code">
      <style:text-properties fo:font-weight="bold" style:font-weight-asian="bold"/>
    </style:style>
    <style:style style:name="P10" style:family="paragraph" style:parent-style-name="Code">
      <style:text-properties officeooo:rsid="00048725" officeooo:paragraph-rsid="00048725"/>
    </style:style>
    <style:style style:name="P11" style:family="paragraph" style:parent-style-name="Code">
      <style:text-properties officeooo:paragraph-rsid="00094220"/>
    </style:style>
    <style:style style:name="P12" style:family="paragraph" style:parent-style-name="Code">
      <style:text-properties officeooo:rsid="000b7396" officeooo:paragraph-rsid="000b7396"/>
    </style:style>
    <style:style style:name="P13" style:family="paragraph" style:parent-style-name="Code">
      <style:text-properties officeooo:paragraph-rsid="000b7396"/>
    </style:style>
    <style:style style:name="P14" style:family="paragraph" style:parent-style-name="Code">
      <style:text-properties officeooo:paragraph-rsid="000c2592"/>
    </style:style>
    <style:style style:name="P15" style:family="paragraph" style:parent-style-name="Code">
      <style:text-properties officeooo:paragraph-rsid="000f354f"/>
    </style:style>
    <style:style style:name="P16" style:family="paragraph" style:parent-style-name="Code">
      <style:text-properties officeooo:rsid="000f354f" officeooo:paragraph-rsid="000f354f"/>
    </style:style>
    <style:style style:name="P17" style:family="paragraph" style:parent-style-name="Code">
      <style:text-properties officeooo:rsid="0010f0b3" officeooo:paragraph-rsid="0010f0b3"/>
    </style:style>
    <style:style style:name="P18" style:family="paragraph" style:parent-style-name="Code">
      <style:text-properties officeooo:paragraph-rsid="0010f0b3"/>
    </style:style>
    <style:style style:name="P19" style:family="paragraph" style:parent-style-name="Code">
      <style:text-properties style:font-name="TheSansMonoConNormal1"/>
    </style:style>
    <style:style style:name="P20" style:family="paragraph" style:parent-style-name="Code">
      <style:text-properties style:font-name="TheSansMonoConNormal1" officeooo:paragraph-rsid="0010f0b3"/>
    </style:style>
    <style:style style:name="P21" style:family="paragraph" style:parent-style-name="Code">
      <style:text-properties officeooo:rsid="001335b2" officeooo:paragraph-rsid="001335b2"/>
    </style:style>
    <style:style style:name="P22" style:family="paragraph" style:parent-style-name="Code">
      <style:text-properties fo:font-weight="normal" style:font-weight-asian="normal" style:font-weight-complex="normal"/>
    </style:style>
    <style:style style:name="P23" style:family="paragraph" style:parent-style-name="Code">
      <style:text-properties officeooo:paragraph-rsid="0014edc4"/>
    </style:style>
    <style:style style:name="P24" style:family="paragraph" style:parent-style-name="Code">
      <style:text-properties officeooo:rsid="0016cf5c" officeooo:paragraph-rsid="0016cf5c"/>
    </style:style>
    <style:style style:name="P25" style:family="paragraph" style:parent-style-name="Code">
      <style:text-properties officeooo:paragraph-rsid="001dad76"/>
    </style:style>
    <style:style style:name="P26" style:family="paragraph" style:parent-style-name="Code">
      <style:text-properties officeooo:paragraph-rsid="001f6e83"/>
    </style:style>
    <style:style style:name="P27" style:family="paragraph" style:parent-style-name="Code">
      <style:text-properties officeooo:paragraph-rsid="0022435f"/>
    </style:style>
    <style:style style:name="P28" style:family="paragraph" style:parent-style-name="Code_20_Caption">
      <style:text-properties officeooo:paragraph-rsid="000b7396"/>
    </style:style>
    <style:style style:name="P29" style:family="paragraph" style:parent-style-name="Code_20_Caption">
      <style:text-properties officeooo:paragraph-rsid="000f354f"/>
    </style:style>
    <style:style style:name="P30" style:family="paragraph" style:parent-style-name="Code_20_Caption">
      <style:text-properties officeooo:paragraph-rsid="0010f0b3"/>
    </style:style>
    <style:style style:name="P31" style:family="paragraph" style:parent-style-name="Num_20_List">
      <style:text-properties officeooo:paragraph-rsid="000a0f15"/>
    </style:style>
    <style:style style:name="P32" style:family="paragraph" style:parent-style-name="Body_20_Text_20_Cont">
      <style:text-properties style:use-window-font-color="true" style:font-name="Utopia" fo:font-size="11pt" fo:language="en" fo:country="US" fo:font-weight="bold" officeooo:rsid="000a0f15" officeooo:paragraph-rsid="000a0f15" style:font-name-asian="Calibri" style:font-size-asian="11pt" style:font-weight-asian="bold" style:font-name-complex="Utopia" style:font-size-complex="11pt" style:language-complex="ar" style:country-complex="SA" style:font-weight-complex="bold"/>
    </style:style>
    <style:style style:name="P33" style:family="paragraph" style:parent-style-name="Chapter_20_Title" style:master-page-name="Standard">
      <style:paragraph-properties style:page-number="auto"/>
    </style:style>
    <style:style style:name="P34" style:family="paragraph" style:parent-style-name="Code">
      <style:text-properties style:use-window-font-color="true" style:font-name="TheSansMonoConNormal2" fo:font-size="11pt" fo:language="none" fo:country="none" officeooo:rsid="000b7396" officeooo:paragraph-rsid="000b7396" style:font-name-asian="Calibri" style:font-size-asian="11pt" style:language-asian="none" style:country-asian="none" style:font-name-complex="TheSansMonoConNormal2" style:font-size-complex="11pt" style:language-complex="ar" style:country-complex="SA"/>
    </style:style>
    <style:style style:name="P35" style:family="paragraph" style:parent-style-name="Code">
      <style:text-properties style:use-window-font-color="true" style:font-name="TheSansMonoConNormal2" fo:font-size="11pt" fo:language="none" fo:country="none" officeooo:rsid="000b7396" officeooo:paragraph-rsid="000c2592" style:font-name-asian="Calibri" style:font-size-asian="11pt" style:language-asian="none" style:country-asian="none" style:font-name-complex="TheSansMonoConNormal2" style:font-size-complex="11pt" style:language-complex="ar" style:country-complex="SA"/>
    </style:style>
    <style:style style:name="P36" style:family="paragraph" style:parent-style-name="Code">
      <style:text-properties style:use-window-font-color="true" style:font-name="TheSansMonoConNormal2" fo:font-size="11pt" fo:language="none" fo:country="none" officeooo:rsid="000c2592" officeooo:paragraph-rsid="000c2592" style:font-name-asian="Calibri" style:font-size-asian="11pt" style:language-asian="none" style:country-asian="none" style:font-name-complex="TheSansMonoConNormal2" style:font-size-complex="11pt" style:language-complex="ar" style:country-complex="SA"/>
    </style:style>
    <style:style style:name="P37" style:family="paragraph" style:parent-style-name="Code">
      <style:text-properties style:use-window-font-color="true" style:font-name="TheSansMonoConNormal2" fo:font-size="11pt" fo:language="none" fo:country="none" officeooo:rsid="000c2592" officeooo:paragraph-rsid="000b7396" style:font-name-asian="Calibri" style:font-size-asian="11pt" style:language-asian="none" style:country-asian="none" style:font-name-complex="TheSansMonoConNormal2" style:font-size-complex="11pt" style:language-complex="ar" style:country-complex="SA"/>
    </style:style>
    <style:style style:name="P38" style:family="paragraph" style:parent-style-name="Code">
      <style:text-properties style:use-window-font-color="true" style:font-name="TheSansMonoConNormal2" fo:font-size="11pt" fo:language="none" fo:country="none" officeooo:rsid="0018f0ad" officeooo:paragraph-rsid="000b7396" style:font-name-asian="Calibri" style:font-size-asian="11pt" style:language-asian="none" style:country-asian="none" style:font-name-complex="TheSansMonoConNormal2" style:font-size-complex="11pt" style:language-complex="ar" style:country-complex="SA"/>
    </style:style>
    <style:style style:name="P39" style:family="paragraph" style:parent-style-name="Code">
      <style:text-properties style:use-window-font-color="true" style:font-name="TheSansMonoConNormal1" fo:font-size="11pt" fo:language="en" fo:country="US" fo:font-weight="normal" officeooo:rsid="0010f0b3" officeooo:paragraph-rsid="0010f0b3" style:font-name-asian="Calibri" style:font-size-asian="11pt" style:font-weight-asian="normal" style:font-name-complex="Utopia" style:font-size-complex="11pt" style:language-complex="ar" style:country-complex="SA" style:font-weight-complex="normal"/>
    </style:style>
    <style:style style:name="P40" style:family="paragraph" style:parent-style-name="Code">
      <style:text-properties style:font-name="TheSansMonoConNormal1" officeooo:rsid="0010f0b3" officeooo:paragraph-rsid="0010f0b3"/>
    </style:style>
    <style:style style:name="P41" style:family="paragraph" style:parent-style-name="Code">
      <style:text-properties fo:language="en" fo:country="US" officeooo:rsid="00094220" officeooo:paragraph-rsid="00094220"/>
    </style:style>
    <style:style style:name="P42" style:family="paragraph" style:parent-style-name="Code">
      <style:text-properties fo:language="en" fo:country="US" officeooo:rsid="0010f0b3" officeooo:paragraph-rsid="0010f0b3"/>
    </style:style>
    <style:style style:name="P43" style:family="paragraph">
      <loext:graphic-properties draw:fill="none" draw:fill-color="#ffffff"/>
      <style:paragraph-properties style:writing-mode="lr-tb"/>
    </style:style>
    <style:style style:name="T1" style:family="text">
      <style:text-properties officeooo:rsid="00048725"/>
    </style:style>
    <style:style style:name="T2" style:family="text">
      <style:text-properties fo:letter-spacing="-0.0063in"/>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tyle="italic" fo:font-weight="bold" officeooo:rsid="00048725" style:font-style-asian="italic" style:font-weight-asian="bold"/>
    </style:style>
    <style:style style:name="T6" style:family="text">
      <style:text-properties fo:font-style="italic" fo:font-weight="bold" officeooo:rsid="0010f0b3" style:font-style-asian="italic" style:font-weight-asian="bold"/>
    </style:style>
    <style:style style:name="T7" style:family="text">
      <style:text-properties fo:font-style="italic" fo:font-weight="bold" officeooo:rsid="001335b2" style:font-style-asian="italic" style:font-weight-asian="bold"/>
    </style:style>
    <style:style style:name="T8" style:family="text">
      <style:text-properties fo:font-style="italic" fo:font-weight="bold" officeooo:rsid="0014b458" style:font-style-asian="italic" style:font-weight-asian="bold"/>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10f0b3" style:font-weight-asian="bold" style:font-weight-complex="bold"/>
    </style:style>
    <style:style style:name="T13" style:family="text">
      <style:text-properties fo:language="en" fo:country="US" fo:font-weight="bold" officeooo:rsid="000f354f" style:font-name-asian="Calibri" style:font-weight-asian="bold" style:font-size-complex="11pt" style:language-complex="ar" style:country-complex="SA" style:font-weight-complex="bold"/>
    </style:style>
    <style:style style:name="T14" style:family="text">
      <style:text-properties fo:language="en" fo:country="US" officeooo:rsid="00048725"/>
    </style:style>
    <style:style style:name="T15" style:family="text">
      <style:text-properties fo:language="en" fo:country="US" officeooo:rsid="00094220"/>
    </style:style>
    <style:style style:name="T16" style:family="text">
      <style:text-properties fo:language="en" fo:country="US" officeooo:rsid="000a0f15"/>
    </style:style>
    <style:style style:name="T17" style:family="text">
      <style:text-properties fo:language="en" fo:country="US" style:font-name-asian="Calibri" style:font-size-complex="11pt" style:language-complex="ar" style:country-complex="SA"/>
    </style:style>
    <style:style style:name="T18" style:family="text">
      <style:text-properties fo:language="en" fo:country="US" officeooo:rsid="000c2592" style:font-name-asian="Calibri" style:font-size-complex="11pt" style:language-complex="ar" style:country-complex="SA"/>
    </style:style>
    <style:style style:name="T19" style:family="text">
      <style:text-properties fo:language="en" fo:country="US" officeooo:rsid="000f354f" style:font-name-asian="Calibri" style:font-size-complex="11pt" style:language-complex="ar" style:country-complex="SA"/>
    </style:style>
    <style:style style:name="T20" style:family="text">
      <style:text-properties fo:language="en" fo:country="US" officeooo:rsid="001335b2" style:font-name-asian="Calibri" style:font-size-complex="11pt" style:language-complex="ar" style:country-complex="SA"/>
    </style:style>
    <style:style style:name="T21" style:family="text">
      <style:text-properties fo:language="en" fo:country="US" officeooo:rsid="000b7396"/>
    </style:style>
    <style:style style:name="T22" style:family="text">
      <style:text-properties fo:language="en" fo:country="US" officeooo:rsid="000c2592"/>
    </style:style>
    <style:style style:name="T23" style:family="text">
      <style:text-properties fo:language="en" fo:country="US" officeooo:rsid="0010f0b3"/>
    </style:style>
    <style:style style:name="T24" style:family="text">
      <style:text-properties fo:language="en" fo:country="US" officeooo:rsid="001335b2"/>
    </style:style>
    <style:style style:name="T25" style:family="text">
      <style:text-properties fo:language="en" fo:country="US" officeooo:rsid="0014b458"/>
    </style:style>
    <style:style style:name="T26" style:family="text">
      <style:text-properties fo:language="en" fo:country="US" officeooo:rsid="001ce87a"/>
    </style:style>
    <style:style style:name="T27" style:family="text">
      <style:text-properties fo:font-weight="bold" style:font-weight-asian="bold" style:font-weight-complex="bold"/>
    </style:style>
    <style:style style:name="T28" style:family="text">
      <style:text-properties fo:font-weight="bold" officeooo:rsid="00048725" style:font-weight-asian="bold" style:font-weight-complex="bold"/>
    </style:style>
    <style:style style:name="T29" style:family="text">
      <style:text-properties style:font-name="TheSansMonoCondensed-SemiLightI" style:font-name-complex="TheSansMonoCondensed-SemiLightI"/>
    </style:style>
    <style:style style:name="T30" style:family="text">
      <style:text-properties style:font-name-asian="Times New Roman"/>
    </style:style>
    <style:style style:name="T31" style:family="text">
      <style:text-properties officeooo:rsid="001067ba" style:font-name-asian="Times New Roman"/>
    </style:style>
    <style:style style:name="T32" style:family="text">
      <style:text-properties style:font-name="Times" fo:language="none" fo:country="none" style:font-name-complex="Times"/>
    </style:style>
    <style:style style:name="T33" style:family="text">
      <style:text-properties fo:language="none" fo:country="none" fo:font-style="italic" officeooo:rsid="0010f0b3" style:font-name-asian="Calibri" style:language-asian="none" style:country-asian="none" style:font-style-asian="italic" style:font-size-complex="11pt" style:language-complex="ar" style:country-complex="SA"/>
    </style:style>
    <style:style style:name="T34" style:family="text">
      <style:text-properties style:use-window-font-color="true" style:font-name="Utopia" fo:font-size="11pt" fo:language="en" fo:country="US" officeooo:rsid="00048725"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US" officeooo:rsid="00094220"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US" officeooo:rsid="000a0f15"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US" officeooo:rsid="000c2592"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US" officeooo:rsid="000f354f"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US" officeooo:rsid="0010f0b3"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US" fo:font-weight="bold" officeooo:rsid="000f354f" style:font-name-asian="Calibri" style:font-size-asian="11pt" style:font-weight-asian="bold" style:font-name-complex="Utopia" style:font-size-complex="11pt" style:language-complex="ar" style:country-complex="SA" style:font-weight-complex="bold"/>
    </style:style>
    <style:style style:name="T41" style:family="text">
      <style:text-properties style:use-window-font-color="true" style:font-name="Utopia" fo:font-size="11pt" fo:language="en" fo:country="US" fo:font-weight="normal" officeooo:rsid="000f354f" style:font-name-asian="Calibri" style:font-size-asian="11pt" style:font-weight-asian="normal" style:font-name-complex="Utopia" style:font-size-complex="11pt" style:language-complex="ar" style:country-complex="SA" style:font-weight-complex="normal"/>
    </style:style>
    <style:style style:name="T42" style:family="text">
      <style:text-properties style:use-window-font-color="true" style:font-name="Utopia" fo:font-size="11pt" fo:language="none" fo:country="none" fo:font-style="italic" officeooo:rsid="0010f0b3" style:font-name-asian="Calibri" style:font-size-asian="11pt" style:language-asian="none" style:country-asian="none" style:font-style-asian="italic" style:font-name-complex="Utopia" style:font-size-complex="11pt" style:language-complex="ar" style:country-complex="SA"/>
    </style:style>
    <style:style style:name="T43" style:family="text">
      <style:text-properties style:use-window-font-color="true" style:font-name="TheSansMonoConNormal2" fo:font-size="11pt" fo:language="none" fo:country="none" officeooo:rsid="00048725" style:font-name-asian="Calibri" style:font-size-asian="11pt" style:language-asian="none" style:country-asian="none" style:font-name-complex="TheSansMonoConNormal2" style:font-size-complex="11pt" style:language-complex="ar" style:country-complex="SA"/>
    </style:style>
    <style:style style:name="T44" style:family="text">
      <style:text-properties style:use-window-font-color="true" style:font-name="TheSansMonoConNormal2" fo:font-size="11pt" fo:language="none" fo:country="none" officeooo:rsid="000b7396" style:font-name-asian="Calibri" style:font-size-asian="11pt" style:language-asian="none" style:country-asian="none" style:font-name-complex="TheSansMonoConNormal2" style:font-size-complex="11pt" style:language-complex="ar" style:country-complex="SA"/>
    </style:style>
    <style:style style:name="T45" style:family="text">
      <style:text-properties style:use-window-font-color="true" style:font-name="TheSansMonoConNormal2" fo:font-size="11pt" fo:language="none" fo:country="none" officeooo:rsid="000c2592" style:font-name-asian="Calibri" style:font-size-asian="11pt" style:language-asian="none" style:country-asian="none" style:font-name-complex="TheSansMonoConNormal2" style:font-size-complex="11pt" style:language-complex="ar" style:country-complex="SA"/>
    </style:style>
    <style:style style:name="T46" style:family="text">
      <style:text-properties style:use-window-font-color="true" style:font-name="TheSansMonoConNormal2" fo:font-size="11pt" fo:language="none" fo:country="none" officeooo:rsid="0010f0b3" style:font-name-asian="Calibri" style:font-size-asian="11pt" style:language-asian="none" style:country-asian="none" style:font-name-complex="TheSansMonoConNormal2" style:font-size-complex="11pt" style:language-complex="ar" style:country-complex="SA"/>
    </style:style>
    <style:style style:name="T47" style:family="text">
      <style:text-properties style:use-window-font-color="true" style:font-name="TheSansMonoConNormal2" fo:font-size="11pt" fo:language="none" fo:country="none" officeooo:rsid="0018408d" style:font-name-asian="Calibri" style:font-size-asian="11pt" style:language-asian="none" style:country-asian="none" style:font-name-complex="TheSansMonoConNormal2" style:font-size-complex="11pt" style:language-complex="ar" style:country-complex="SA"/>
    </style:style>
    <style:style style:name="T48" style:family="text">
      <style:text-properties style:use-window-font-color="true" style:font-name="TheSansMonoConNormal2" fo:font-size="11pt" fo:language="none" fo:country="none" officeooo:rsid="0018f0ad" style:font-name-asian="Calibri" style:font-size-asian="11pt" style:language-asian="none" style:country-asian="none" style:font-name-complex="TheSansMonoConNormal2" style:font-size-complex="11pt" style:language-complex="ar" style:country-complex="SA"/>
    </style:style>
    <style:style style:name="T49" style:family="text">
      <style:text-properties style:use-window-font-color="true" style:font-name="TheSansMonoConNormal2" fo:font-size="11pt" fo:language="none" fo:country="none" officeooo:rsid="0019bb49" style:font-name-asian="Calibri" style:font-size-asian="11pt" style:language-asian="none" style:country-asian="none" style:font-name-complex="TheSansMonoConNormal2" style:font-size-complex="11pt" style:language-complex="ar" style:country-complex="SA"/>
    </style:style>
    <style:style style:name="T50" style:family="text">
      <style:text-properties style:use-window-font-color="true" style:font-name="TheSansMonoConNormal2" fo:font-size="11pt" fo:language="none" fo:country="none" officeooo:rsid="0019cdf0" style:font-name-asian="Calibri" style:font-size-asian="11pt" style:language-asian="none" style:country-asian="none" style:font-name-complex="TheSansMonoConNormal2" style:font-size-complex="11pt" style:language-complex="ar" style:country-complex="SA"/>
    </style:style>
    <style:style style:name="T51" style:family="text">
      <style:text-properties style:use-window-font-color="true" style:font-name="TheSansMonoConNormal2" fo:font-size="11pt" fo:language="none" fo:country="none" officeooo:rsid="001acf90" style:font-name-asian="Calibri" style:font-size-asian="11pt" style:language-asian="none" style:country-asian="none" style:font-name-complex="TheSansMonoConNormal2" style:font-size-complex="11pt" style:language-complex="ar" style:country-complex="SA"/>
    </style:style>
    <style:style style:name="T52" style:family="text">
      <style:text-properties style:use-window-font-color="true" style:font-name="TheSansMonoConNormal2" fo:font-size="11pt" fo:language="en" fo:country="US" officeooo:rsid="00094220" style:font-name-asian="Calibri" style:font-size-asian="11pt" style:language-asian="none" style:country-asian="none" style:font-name-complex="TheSansMonoConNormal2" style:font-size-complex="11pt" style:language-complex="ar" style:country-complex="SA"/>
    </style:style>
    <style:style style:name="T53" style:family="text">
      <style:text-properties style:use-window-font-color="true"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54" style:family="text">
      <style:text-properties style:use-window-font-color="true" fo:font-size="11pt" fo:language="en" fo:country="US" fo:font-weight="normal" officeooo:rsid="000f354f" style:font-name-asian="Calibri" style:font-size-asian="11pt" style:font-weight-asian="normal" style:font-name-complex="Utopia" style:font-size-complex="11pt" style:language-complex="ar" style:country-complex="SA" style:font-weight-complex="normal"/>
    </style:style>
    <style:style style:name="T55" style:family="text">
      <style:text-properties style:use-window-font-color="true" fo:font-size="11pt" fo:language="en" fo:country="US" fo:font-weight="normal" officeooo:rsid="0010f0b3" style:font-name-asian="Calibri" style:font-size-asian="11pt" style:font-weight-asian="normal" style:font-name-complex="Utopia" style:font-size-complex="11pt" style:language-complex="ar" style:country-complex="SA" style:font-weight-complex="normal"/>
    </style:style>
    <style:style style:name="T56" style:family="text">
      <style:text-properties style:use-window-font-color="true" fo:font-size="11pt" fo:language="en" fo:country="US" fo:font-weight="normal" officeooo:rsid="0010f0b3"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57" style:family="text">
      <style:text-properties style:use-window-font-color="true" fo:font-size="11pt" fo:language="en" fo:country="US" fo:font-weight="normal" officeooo:rsid="00179963"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58" style:family="text">
      <style:text-properties style:use-window-font-color="true" style:font-name="TheSansMonoConNormal1" fo:font-size="11pt" fo:language="none" fo:country="none" officeooo:rsid="0010f0b3" style:font-name-asian="Calibri" style:font-size-asian="11pt" style:language-asian="none" style:country-asian="none" style:font-name-complex="TheSansMonoConNormal2" style:font-size-complex="11pt" style:language-complex="ar" style:country-complex="SA"/>
    </style:style>
    <style:style style:name="T59" style:family="text">
      <style:text-properties style:use-window-font-color="true" style:font-name="TheSansMonoConNormal1" fo:font-size="11pt" fo:language="en" fo:country="US" fo:font-weight="normal" officeooo:rsid="0010f0b3"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60" style:family="text">
      <style:text-properties style:use-window-font-color="true" style:font-name="TheSansMonoConNormal1" fo:font-size="11pt" fo:language="en" fo:country="US" fo:font-weight="normal" officeooo:rsid="00179963"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61" style:family="text">
      <style:text-properties style:use-window-font-color="true" style:font-name="TheSansMonoConNormal1" fo:font-size="11pt" fo:language="en" fo:country="US" fo:font-weight="normal" officeooo:rsid="0010f0b3" style:font-name-asian="Calibri" style:font-size-asian="11pt" style:font-weight-asian="normal" style:font-name-complex="Utopia" style:font-size-complex="11pt" style:language-complex="ar" style:country-complex="SA" style:font-weight-complex="normal"/>
    </style:style>
    <style:style style:name="T62" style:family="text">
      <style:text-properties style:use-window-font-color="true" style:font-name="TheSansMonoConBold" fo:font-size="11pt" fo:language="none" fo:country="none" fo:font-weight="normal" officeooo:rsid="0020dede"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3" style:family="text">
      <style:text-properties officeooo:rsid="000a0f15"/>
    </style:style>
    <style:style style:name="T64" style:family="text">
      <style:text-properties officeooo:rsid="000b7396"/>
    </style:style>
    <style:style style:name="T65" style:family="text">
      <style:text-properties officeooo:rsid="000bb600"/>
    </style:style>
    <style:style style:name="T66" style:family="text">
      <style:text-properties officeooo:rsid="000c2592"/>
    </style:style>
    <style:style style:name="T67" style:family="text">
      <style:text-properties officeooo:rsid="000f354f"/>
    </style:style>
    <style:style style:name="T68" style:family="text">
      <style:text-properties fo:font-weight="normal" style:font-weight-asian="normal" style:font-weight-complex="normal"/>
    </style:style>
    <style:style style:name="T69" style:family="text">
      <style:text-properties fo:font-weight="normal" officeooo:rsid="001335b2" style:font-weight-asian="normal" style:font-weight-complex="normal"/>
    </style:style>
    <style:style style:name="T70" style:family="text">
      <style:text-properties fo:font-weight="normal" officeooo:rsid="001dad76" style:font-weight-asian="normal" style:font-weight-complex="normal"/>
    </style:style>
    <style:style style:name="T71" style:family="text">
      <style:text-properties fo:font-weight="normal" officeooo:rsid="0020dede" style:font-weight-asian="normal" style:font-weight-complex="normal"/>
    </style:style>
    <style:style style:name="T72" style:family="text">
      <style:text-properties fo:font-weight="normal" style:font-name-asian="Times New Roman" style:font-weight-asian="normal" style:font-weight-complex="normal"/>
    </style:style>
    <style:style style:name="T73" style:family="text">
      <style:text-properties fo:font-weight="normal" officeooo:rsid="0022435f" style:font-name-asian="Times New Roman" style:font-weight-asian="normal" style:font-weight-complex="normal"/>
    </style:style>
    <style:style style:name="T74" style:family="text">
      <style:text-properties officeooo:rsid="0010f0b3"/>
    </style:style>
    <style:style style:name="T75" style:family="text">
      <style:text-properties style:font-name="TheSansMonoConNormal1"/>
    </style:style>
    <style:style style:name="T76" style:family="text">
      <style:text-properties style:font-name="TheSansMonoConNormal1" officeooo:rsid="0010f0b3"/>
    </style:style>
    <style:style style:name="T77" style:family="text">
      <style:text-properties officeooo:rsid="001335b2"/>
    </style:style>
    <style:style style:name="T78" style:family="text">
      <style:text-properties officeooo:rsid="0014edc4"/>
    </style:style>
    <style:style style:name="T79" style:family="text">
      <style:text-properties officeooo:rsid="001dad76"/>
    </style:style>
    <style:style style:name="T80" style:family="text">
      <style:text-properties officeooo:rsid="00091d0f"/>
    </style:style>
    <style:style style:name="T81" style:family="text">
      <style:text-properties officeooo:rsid="00239376"/>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Enumerations</text:p>
      <text:p text:style-name="P8"/>
      <text:p text:style-name="Body_20_Text_20_First"><text:span text:style-name="T2">T</text:span>he final mechanism for defining types in C++ is the <text:span text:style-name="Code_20_Inline">enum</text:span> keyword, which is short for <text:span text:style-name="T3">enumeration</text:span>. Enumerations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 integer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Body_20_Text_20_Cont"><text:soft-page-break/><text:span text:style-name="T9">A scoped </text:span><text:span text:style-name="Code_20_Inline"><text:span text:style-name="T9">enum</text:span></text:span><text:span text:style-name="T9"> definition defines a brand-new type that is distinct from all other types. The type name is also a scope name, and the names of all the enumerators are declared in that scope. Because enumerators are scoped, you can use the same enumerator name in multiple scoped enumerations.</text:span></text:p>
      <text:p text:style-name="P3"><text:span text:style-name="T9">The type after the colon must be an integral type. If you omit the colon and type, the compiler implicitly uses </text:span><text:span text:style-name="Code_20_Inline"><text:span text:style-name="T9">int</text:span></text:span><text:span text:style-name="T9">. This type is called the </text:span><text:span text:style-name="T10">underlying type</text:span><text:span text:style-name="T9">. The enumerated value is stored as though it were a value of the underlying type.</text:span></text:p>
      <text:p text:style-name="P3"><text:span text:style-name="T9">Each enumerator names a compile-time constant. The type of each enumerator is the enumeration type. You can obtain the integral value by casting the enumerated type to its underlying type, and you can cast an integral type to the enumerated type. The compiler will </text:span><text:span text:style-name="Emphasis"><text:span text:style-name="T9">not</text:span></text:span><text:span text:style-name="T9"> perform these conversions automatically. Listing 68</text:span><text:span text:style-name="T9">-1 shows one way to implement the </text:span><text:span text:style-name="Code_20_Inline"><text:span text:style-name="T9">std::ios_base::openmode</text:span></text:span><text:span text:style-name="T9"> type (refresh your memory in Exploration 14). The type must support the bitwise operators to combine </text:span><text:span text:style-name="Code_20_Inline"><text:span text:style-name="T9">out</text:span></text:span><text:span text:style-name="T9">, </text:span><text:span text:style-name="Code_20_Inline"><text:span text:style-name="T9">trunc</text:span></text:span><text:span text:style-name="T9">, </text:span><text:span text:style-name="Code_20_Inline"><text:span text:style-name="T9">app</text:span></text:span><text:span text:style-name="T9">, etc., which it can provide by converting enumerated value to </text:span><text:span text:style-name="Code_20_Inline"><text:span text:style-name="T9">unsigned</text:span></text:span><text:span text:style-name="T9">, performing the operation, and casting back to </text:span><text:span text:style-name="Code_20_Inline"><text:span text:style-name="T9">openmode</text:span></text:span><text:span text:style-name="T9">.</text:span></text:p>
      <text:p text:style-name="Code_20_Caption"><text:span text:style-name="T27">Listing 68</text:span><text:span text:style-name="T27">-1.</text:span> One Way <text:span text:style-name="T9">t</text:span>o Implement <text:span text:style-name="Code_20_Inline"><text:span text:style-name="T29">openmode</text:span></text:span> Type</text:p>
      <text:p text:style-name="P23">enum class openmode : unsigned <text:span text:style-name="T78">char </text:span>{ </text:p>
      <text:p text:style-name="P23"><text:s text:c="4"/>in<text:span text:style-name="T78">=1</text:span>, out<text:span text:style-name="T78">=2</text:span>, binary<text:span text:style-name="T78">=4</text:span>, trunc<text:span text:style-name="T78">=8</text:span>, app<text:span text:style-name="T78">=16</text:span>, ate<text:span text:style-name="T78">=32</text:span></text:p>
      <text:p text:style-name="P23">};</text:p>
      <text:p text:style-name="Code"/>
      <text:p text:style-name="Code">openmode operator|(openmode lhs, openmode rhs)</text:p>
      <text:p text:style-name="Code">{</text:p>
      <text:p text:style-name="Code"><text:span text:style-name="T30"><text:s text:c="3"/></text:span>return static_cast&lt;openmode&gt;(</text:p>
      <text:p text:style-name="Code"><text:span text:style-name="T30"><text:s text:c="5"/></text:span>static_cast&lt;unsigned&gt;(lhs) | static_cast&lt;unsigned&gt;(rhs) );</text:p>
      <text:p text:style-name="Code">}</text:p>
      <text:p text:style-name="Code"/>
      <text:p text:style-name="Code">openmode operator&amp;(openmode lhs, openmode rhs)</text:p>
      <text:p text:style-name="Code">{</text:p>
      <text:p text:style-name="Code"><text:span text:style-name="T30"><text:s text:c="3"/></text:span>return static_cast&lt;openmode&gt;(</text:p>
      <text:p text:style-name="Code"><text:span text:style-name="T30"><text:s text:c="5"/></text:span>static_cast&lt;unsigned&gt;(lhs) &amp; static_cast&lt;unsigned&gt;(rhs) );</text:p>
      <text:p text:style-name="Code">}</text:p>
      <text:p text:style-name="Code"/>
      <text:p text:style-name="Code">openmode operator~(openmode arg)</text:p>
      <text:p text:style-name="Code">{</text:p>
      <text:p text:style-name="Code"><text:span text:style-name="T30"><text:s text:c="3"/></text:span>return static_cast&lt;openmode&gt;( ~static_cast&lt;unsigned&gt;(arg) );</text:p>
      <text:p text:style-name="Code">}</text:p>
      <text:p text:style-name="Body_20_Text_20_Cont">When you declare an enumerator, you can provide an integral value by following the enumerator name with an equal sign and a constant expression. The expression can use enumerators declared earlier in the same type as integral constants. <text:soft-page-break/>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30"><text:s text:c="5"/></text:span>cyan = blue|green, yellow=red|green, magenta=red|blue, white=red|blue|green };</text:p>
      <text:p text:style-name="Body_20_Text_20_Cont">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Body_20_Text_20_Cont"><text:span text:style-name="T9">A forward-declared enumeration is also called an </text:span><text:span text:style-name="Emphasis"><text:span text:style-name="T9">opaque declaration</text:span></text:span><text:span text:style-name="T9">. One way to use an opaque declaration is to declare the type in a </text:span><text:span text:style-name="T34">module interface</text:span><text:span text:style-name="T9">, but provide the enumerators in </text:span><text:span text:style-name="T34">the module implementation</text:span><text:span text:style-name="T9">. If the opaque type is declared in a class or namespace, be sure to qualify the type’s name when you provide the full type definition. For example, if the header contains</text:span></text:p>
      <text:p text:style-name="P10">export module demo;</text:p>
      <text:p text:style-name="Code"><text:span text:style-name="T1">export </text:span><text:span text:style-name="T51">struct</text:span> demo {</text:p>
      <text:p text:style-name="Code"><text:span text:style-name="T30"><text:s text:c="2"/></text:span>enum hidden : unsigned;</text:p>
      <text:p text:style-name="Code">};</text:p>
      <text:p text:style-name="P3"><text:span text:style-name="T9">The source file might declare enumerators that are for use solely by the implementation, and not the user of the class as follows</text:span><text:span text:style-name="T32">:</text:span></text:p>
      <text:p text:style-name="Code"><text:span text:style-name="T43">module </text:span>demo;</text:p>
      <text:p text:style-name="Code">enum demo::hidden : unsigned { a, b, c };</text:p>
      <text:p text:style-name="Body_20_Text_20_Cont">The compiler implicitly defines the comparison operators for enumerators. As you probably expect, they work by comparing the underlying integral values. The compiler provides no other operators, such as I/O, increment, decrement, etc.</text:p>
      <text:p text:style-name="Body_20_Text_20_Cont">Scoped enumerations pretty much work the way one would expect an enumerated type to work. Given the name “scoped” enumerations, you must surely be asking yourself, “What is an unscoped enumeration?” You are in for a surprise.</text:p>
      <text:h text:style-name="Heading_20_1" text:outline-level="1"><text:bookmark-start text:name="uscop"/>Unscoped Enumerations</text:h>
      <text:p text:style-name="Body_20_Text_20_First">An unscoped enumerated type defines a new type, distinct from other types. The new type is an integer bitmask type, with a set of predefined mask values. If you do not <text:soft-page-break/>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alphabetical-index-mark text:string-value="unscoped enum" text:key1="Enumerations"/></text:p>
      <text:p text:style-name="Body_20_Text_20_Cont"><text:span text:style-name="T9">The compiler does not define the arithmetic operators for enumerated types, leaving you free to define these operators. The compiler implicitly converts an unscoped enumerated value to its underlying integer value, but to convert back, you must use an explicit type cast. Use the enumerated type name in the manner of a constructor with an integer argument or use </text:span><text:span text:style-name="Code_20_Inline"><text:span text:style-name="T9">static_cast</text:span></text:span><text:span text:style-name="T9">.</text:span></text:p>
      <text:p text:style-name="Code">enum color { black, blue, green, cyan, red, magenta, yellow, white };</text:p>
      <text:p text:style-name="Code">int c1{yellow};</text:p>
      <text:p text:style-name="Code">color c2{ color(c1 + 1) };</text:p>
      <text:p text:style-name="Code">color c3{ static_cast&lt;color&gt;(c2 + 1) };</text:p>
      <text:p text:style-name="Body_20_Text_20_Cont"><text:span text:style-name="T9">Calling an </text:span><text:span text:style-name="Code_20_Inline"><text:span text:style-name="T9">enum</text:span></text:span><text:span text:style-name="T9"> a “bitmask” may strike you as odd, but that is how the standard defines the implementation of an unscoped enumeration. Suppose you define the following enumeration:</text:span></text:p>
      <text:p text:style-name="Code">enum sample { low=4, high=256 };</text:p>
      <text:p text:style-name="Body_20_Text_20_Cont"><text:span text:style-name="T9">The permissible values for an object of type </text:span><text:span text:style-name="Code_20_Inline"><text:span text:style-name="T9">sample</text:span></text:span><text:span text:style-name="T9"> are all values in the range [</text:span><text:span text:style-name="Code_20_Inline"><text:span text:style-name="T9">sample(0)</text:span></text:span><text:span text:style-name="T9">, </text:span><text:span text:style-name="Code_20_Inline"><text:span text:style-name="T9">sample(511)</text:span></text:span><text:span text:style-name="T9">]. The permissible values are all the bitmask values that fit into a bitfield that can hold the largest and smallest bitmask values among the enumerators. Thus, in order to store the value 256, the enumerated type must be able to store up to 9 bits. As a side effect, any 9-bit value is valid for the enumerated type, or integers up to 511.</text:span></text:p>
      <text:p text:style-name="Body_20_Text_20_Cont">You can use an enumerated type for a bitfield (Exploration 6<text:span text:style-name="T1">6</text:span>). It is your responsibility to ensure that the bitfield is large enough to store all the possible enumeration values, as demonstrated in the following:</text:p>
      <text:p text:style-name="Code"><text:span text:style-name="T50">struct</text:span> demo {</text:p>
      <text:p text:style-name="Code"><text:span text:style-name="T30"><text:s text:c="2"/></text:span>color okay <text:s/>: 3; // big enough</text:p>
      <text:p text:style-name="Code"><text:span text:style-name="T30"><text:s text:c="2"/></text:span>color small : 2; // oops, not enough bits, but valid C++</text:p>
      <text:p text:style-name="Code">};</text:p>
      <text:p text:style-name="Body_20_Text_20_Cont">The compiler will let you declare a bitfield that is too small; if you are fortunate, your compiler will warn you about the problem.</text:p>
      <text:p text:style-name="Body_20_Text_20_Cont"><text:span text:style-name="T9">C++ inherits this definition of </text:span><text:span text:style-name="Code_20_Inline"><text:span text:style-name="T9">enum</text:span></text:span><text:span text:style-name="T9"> from C. The earliest implementations lacked a formal model, so when the standards committee tried to nail down the formal semantics, the best they could do was to capture the behavior of extant compilers. </text:span><text:span text:style-name="T34">T</text:span><text:span text:style-name="T9">hey </text:span><text:span text:style-name="T14">later </text:span><text:span text:style-name="T9">invented scoped enumerators to try to provide a rational way to define enumerations.</text:span></text:p>
      <text:h text:style-name="Heading_20_1" text:outline-level="1"><text:bookmark-end text:name="uscop"/><text:soft-page-break/>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text:p>
      <text:p text:style-name="P4"><text:span text:style-name="T9">In order to implement I/O operators that can read and write strings, you must be able to map strings to enumerated values and </text:span><text:span text:style-name="Emphasis"><text:span text:style-name="T9">vice versa</text:span></text:span><text:span text:style-name="T9">. </text:span><text:span text:style-name="T16">Most enumerated types </text:span><text:span text:style-name="T36">have a limited number of literals, so it is often feasible to create a map with names as keys as literals as values. To map a value to a string, search all the values linearly for a match. This is easy and for small maps, not too costly.</text:span></text:p>
      <text:p text:style-name="P32">How would you implement a type that behaves as a map but also allows reverse lookups?</text:p>
      <text:p text:style-name="Num_20_List">______<text:span text:style-name="T63">______________________________________________________________</text:span></text:p>
      <text:p text:style-name="P31">______<text:span text:style-name="T63">______________________________________________________________</text:span></text:p>
      <text:p text:style-name="P5"><text:span text:style-name="T9">I recommend deriving a class from </text:span><text:span text:style-name="Code_20_Inline"><text:span text:style-name="T17">std::unordered_map</text:span></text:span><text:span text:style-name="T9">, adding a few member functions for the reverse lookup. </text:span><text:span text:style-name="T11">Go ahead and write a template class</text:span><text:span text:style-name="T9">, taking an enumerated type as a template argument, and deriving from </text:span><text:span text:style-name="Code_20_Inline"><text:span text:style-name="T9">std::unordered_map</text:span></text:span><text:span text:style-name="T9">. What methods do you want to add? </text:span><text:span text:style-name="T21">Listing 68-2 shows one way to do this.</text:span></text:p>
      <text:p text:style-name="P28"><text:span text:style-name="T4">Listing 68</text:span><text:span text:style-name="T4">-2.</text:span> <text:span text:style-name="T64">Defining a Type That Maps Strings To and From Enumerations</text:span></text:p>
      <text:p text:style-name="P24">import &lt;algorithm&gt;;</text:p>
      <text:p text:style-name="P16">import &lt;initializer_list&gt;;</text:p>
      <text:p text:style-name="P13">import &lt;stdexcept&gt;;</text:p>
      <text:p text:style-name="P13">import &lt;string&gt;;</text:p>
      <text:p text:style-name="P12">import &lt;type_traits&gt;;</text:p>
      <text:p text:style-name="P13">import &lt;unordered_map&gt;;</text:p>
      <text:p text:style-name="P13"/>
      <text:p text:style-name="P12"><text:span text:style-name="T66">export </text:span>template&lt;class T&gt;</text:p>
      <text:p text:style-name="P13"><text:span text:style-name="T64">concept is_enum = std::is_enum</text:span><text:span text:style-name="T65">_v</text:span><text:span text:style-name="T64">&lt;T&gt;;</text:span></text:p>
      <text:p text:style-name="P12"/>
      <text:p text:style-name="P12"><text:span text:style-name="T66">export </text:span>template&lt;class Enum&gt;</text:p>
      <text:p text:style-name="P12">requires is_enum&lt;Enum&gt;</text:p>
      <text:p text:style-name="P12">class enum_map : public std::unordered_map&lt;std::string, Enum&gt;</text:p>
      <text:p text:style-name="P12">{</text:p>
      <text:p text:style-name="P12">public:</text:p>
      <text:p text:style-name="P12"><text:s text:c="4"/>using enum_type = Enum;</text:p>
      <text:p text:style-name="P13"><text:soft-page-break/><text:span text:style-name="T64"><text:s text:c="4"/>using </text:span><text:span text:style-name="T44">super = std::unordered_map&lt;std::string, enum_type&gt;;</text:span></text:p>
      <text:p text:style-name="P34"><text:s text:c="4"/>using value_type = super::value_type;</text:p>
      <text:p text:style-name="P34"><text:s text:c="4"/>using key_type = super::key_type;</text:p>
      <text:p text:style-name="P34"><text:s text:c="4"/>using mapped_type = super::mapped_type;</text:p>
      <text:p text:style-name="P34"><text:s text:c="4"/>using const_iterator = super::const_iterator;</text:p>
      <text:p text:style-name="P34"/>
      <text:p text:style-name="P34"><text:s text:c="4"/>// All the same constructors as the super class.</text:p>
      <text:p text:style-name="P34"><text:s text:c="4"/>using super::super;</text:p>
      <text:p text:style-name="P34"><text:s text:c="4"/>// But initializer lists require a distinct constructor.</text:p>
      <text:p text:style-name="P34"><text:s text:c="4"/>enum_map(std::initializer_list&lt;value_type&gt; list) : super(list) {}</text:p>
      <text:p text:style-name="P34"/>
      <text:p text:style-name="P35"><text:s text:c="4"/>using super::find;</text:p>
      <text:p text:style-name="P35"><text:s text:c="4"/>// Lookup by enum value. Return iterator or end().</text:p>
      <text:p text:style-name="P13"><text:span text:style-name="T44"><text:s text:c="4"/>const_iterator find(mapped_type value) const </text:span><text:span text:style-name="T45">{</text:span></text:p>
      <text:p text:style-name="P14"><text:span text:style-name="T45"><text:s text:c="8"/>return std::ranges::find</text:span><text:span text:style-name="T47">_if</text:span><text:span text:style-name="T45">(*this, [value](auto&amp; pair)</text:span></text:p>
      <text:p text:style-name="P36"><text:s text:c="8"/>{</text:p>
      <text:p text:style-name="P36"><text:s text:c="12"/>return pair.second == value;</text:p>
      <text:p text:style-name="P36"><text:s text:c="8"/>});</text:p>
      <text:p text:style-name="P37"><text:s text:c="4"/>}</text:p>
      <text:p text:style-name="P34"/>
      <text:p text:style-name="P14"><text:span text:style-name="T44"><text:s text:c="4"/></text:span><text:span text:style-name="T45">using super::at;</text:span></text:p>
      <text:p text:style-name="P35"><text:s text:c="4"/>// Lookup by enum value. Return reference to key or throw </text:p>
      <text:p text:style-name="P13"><text:span text:style-name="T44"><text:s text:c="4"/>key_type const&amp; at(mapped_type value) const </text:span><text:span text:style-name="T45">{</text:span></text:p>
      <text:p text:style-name="P13"><text:span text:style-name="T45"><text:s text:c="8"/></text:span><text:span text:style-name="T48">if (auto iter = find(value); iter != </text:span><text:span text:style-name="T49">this-&gt;</text:span><text:span text:style-name="T48">end())</text:span></text:p>
      <text:p text:style-name="P38"><text:s text:c="12"/>return iter-&gt;first;</text:p>
      <text:p text:style-name="P38"><text:s text:c="8"/>else</text:p>
      <text:p text:style-name="P36"><text:s text:c="12"/>throw std::out_of_range("enum_map::at()");</text:p>
      <text:p text:style-name="P36"><text:s text:c="4"/>}</text:p>
      <text:p text:style-name="P36">};</text:p>
      <text:p text:style-name="P6"><text:span text:style-name="T22">When a derived class defines a member function that is also defined in </text:span><text:span text:style-name="T37">a </text:span><text:span text:style-name="T22">base class, the derived class hides or shadows the base class function because the compiler stops looking once it find the </text:span><text:span text:style-name="T37">function in the derived class. Even if the base class would have a better (or correct) match for the function arguments, the search stops as soon as the compiler finds any function with the correct name. The </text:span><text:span text:style-name="Code_20_Inline"><text:span text:style-name="T18">using</text:span></text:span><text:span text:style-name="T37"> declarations bring the base class functions into the derived class so the compiler can find all of them, and then pick the that fits best. Because we know the key type is a string and the mapped type is an enumeration, there is no ambiguity calling </text:span><text:span text:style-name="Code_20_Inline"><text:span text:style-name="T18">find()</text:span></text:span><text:span text:style-name="T37"> or </text:span><text:span text:style-name="Code_20_Inline"><text:span text:style-name="T18">at()</text:span></text:span><text:span text:style-name="T37">. If the argument is a string, the regular </text:span><text:span text:style-name="Code_20_Inline"><text:span text:style-name="T18">unordered_map</text:span></text:span><text:span text:style-name="T37"> function is called, and if the argument is an enumeration, the new </text:span><text:span text:style-name="Code_20_Inline"><text:span text:style-name="T18">enum_map</text:span></text:span><text:span text:style-name="T37"> function is called.</text:span></text:p>
      <text:p text:style-name="P6"><text:span text:style-name="T37">Given the </text:span><text:span text:style-name="Code_20_Inline"><text:span text:style-name="T19">enum_map</text:span></text:span><text:span text:style-name="T37"> type, write template I/O functions. T</text:span><text:span text:style-name="T38">he stream operators don’t help because in order to read and write a string or enumerated value, the </text:span><text:span text:style-name="Code_20_Inline"><text:span text:style-name="T19">enum_map</text:span></text:span><text:span text:style-name="T38"> object is also needed. </text:span><text:span text:style-name="T40">So write </text:span><text:span text:style-name="Code_20_Inline"><text:span text:style-name="T13">read()</text:span></text:span><text:span text:style-name="T40"> and </text:span><text:span text:style-name="Code_20_Inline"><text:span text:style-name="T13">write()</text:span></text:span><text:span text:style-name="T40"> functions instead.</text:span><text:span text:style-name="T41"> See if your functions look anything like mine in Listing 68-3.</text:span></text:p>
      <text:p text:style-name="P29"><text:soft-page-break/><text:span text:style-name="T4">Listing 68</text:span><text:span text:style-name="T4">-</text:span><text:span text:style-name="T6">3</text:span><text:span text:style-name="T4">.</text:span> <text:span text:style-name="T64">Defining a Type That Maps Strings To and From Enumerations</text:span></text:p>
      <text:p text:style-name="P15">import &lt;istream&gt;;</text:p>
      <text:p text:style-name="P16">import &lt;ostream&gt;;</text:p>
      <text:p text:style-name="P19"/>
      <text:p text:style-name="P19"><text:span text:style-name="T54">t</text:span><text:span text:style-name="T53">emplate&lt;class Enum&gt;</text:span></text:p>
      <text:p text:style-name="P19"><text:span text:style-name="T57">std::i</text:span><text:span text:style-name="T56">stream&amp; </text:span><text:span text:style-name="T55">read(std::istream&amp; stream, enum_map&lt;Enum&gt; const&amp; map, Enum&amp; value)</text:span></text:p>
      <text:p text:style-name="P19">{</text:p>
      <text:p text:style-name="P19"><text:s text:c="4"/>std::string token;</text:p>
      <text:p text:style-name="P20"><text:s text:c="4"/>if (stream &gt;&gt; token)</text:p>
      <text:p text:style-name="P20"><text:s text:c="4"/>{</text:p>
      <text:p text:style-name="P18"><text:span text:style-name="T75"><text:s text:c="8"/></text:span><text:span text:style-name="T58">value =</text:span><text:span text:style-name="T76"> map.at(</text:span><text:span text:style-name="T58">token</text:span><text:span text:style-name="T76">);</text:span></text:p>
      <text:p text:style-name="P19"><text:s text:c="4"/><text:span text:style-name="T74">}</text:span></text:p>
      <text:p text:style-name="P19"><text:s text:c="4"/><text:span text:style-name="T74">return stream;</text:span></text:p>
      <text:p text:style-name="P19">}</text:p>
      <text:p text:style-name="P19"/>
      <text:p text:style-name="P20"><text:span text:style-name="T54">t</text:span><text:span text:style-name="T53">emplate&lt;class Enum&gt;</text:span></text:p>
      <text:p text:style-name="P18"><text:span text:style-name="T60">std::o</text:span><text:span text:style-name="T59">stream&amp; write</text:span><text:span text:style-name="T61">(std::ostream&amp; stream, enum_map&lt;Enum&gt; const&amp; map, Enum value)</text:span></text:p>
      <text:p text:style-name="P20">{</text:p>
      <text:p text:style-name="P18"><text:span text:style-name="T75"><text:s text:c="4"/></text:span><text:span text:style-name="T58">stream &lt;&lt; </text:span><text:span text:style-name="T76">map.at(</text:span><text:span text:style-name="T58">value</text:span><text:span text:style-name="T76">);</text:span></text:p>
      <text:p text:style-name="P40"><text:s text:c="4"/>return stream;</text:p>
      <text:p text:style-name="P20">}</text:p>
      <text:p text:style-name="P7"><text:span text:style-name="T12">Test your code with a simple enumerated type.</text:span><text:span text:style-name="T23"> </text:span><text:span text:style-name="T9">Suppose you define a </text:span><text:span text:style-name="Code_20_Inline"><text:span text:style-name="T9">language</text:span></text:span><text:span text:style-name="T9"> type that enumerates your favorite computer languages.</text:span><text:span text:style-name="T35"> </text:span><text:span text:style-name="T39">Write a program that initializes a const enum_map object, reads some values from cin and writes them back to cout. Catch and report exceptions and continue the loop. My sample program is Listing 68-4.</text:span></text:p>
      <text:p text:style-name="P30"><text:span text:style-name="T4">Listing 68</text:span><text:span text:style-name="T4">-</text:span><text:span text:style-name="T6">4</text:span><text:span text:style-name="T4">.</text:span> <text:span text:style-name="T42">Demonstrating the </text:span><text:span text:style-name="Code_20_Inline"><text:span text:style-name="T33">enum_map</text:span></text:span><text:span text:style-name="T42"> Type</text:span></text:p>
      <text:p text:style-name="P18">import &lt;i<text:span text:style-name="T74">o</text:span>stream&gt;;</text:p>
      <text:p text:style-name="P18"><text:span text:style-name="T67">import </text:span><text:span text:style-name="T46">enums</text:span><text:span text:style-name="T67">;</text:span></text:p>
      <text:p text:style-name="P20"/>
      <text:p text:style-name="P18"><text:span text:style-name="T15">enum class language { apl, low=apl, cpp, </text:span><text:span text:style-name="T23">haskell, </text:span><text:span text:style-name="T15">lisp, scala, high=scala };</text:span></text:p>
      <text:p text:style-name="P39"/>
      <text:p text:style-name="P18"><text:span text:style-name="T23">enum_</text:span><text:span text:style-name="T15">map&lt;language&gt; const languages{</text:span></text:p>
      <text:p text:style-name="P41"><text:s text:c="4"/>{ "apl", language::apl },</text:p>
      <text:p text:style-name="P11"><text:span text:style-name="T15"><text:s text:c="4"/>{ "c</text:span><text:span text:style-name="T52">++</text:span><text:span text:style-name="T15">", language::cpp },</text:span></text:p>
      <text:p text:style-name="P11"><text:span text:style-name="T15"><text:s text:c="4"/></text:span><text:span text:style-name="T23">{ "haskell", language::haskell },</text:span></text:p>
      <text:p text:style-name="P41"><text:s text:c="4"/>{ "lisp", language::lisp },</text:p>
      <text:p text:style-name="P41"><text:s text:c="4"/>{ "scala", language::scala }</text:p>
      <text:p text:style-name="P41">};</text:p>
      <text:p text:style-name="P41"/>
      <text:p text:style-name="P42">int main()</text:p>
      <text:p text:style-name="P42">{</text:p>
      <text:p text:style-name="P42"><text:s text:c="4"/>language lang;</text:p>
      <text:p text:style-name="P42"><text:s text:c="4"/>while (std::cin)</text:p>
      <text:p text:style-name="P42"><text:soft-page-break/><text:s text:c="4"/>{</text:p>
      <text:p text:style-name="P42"><text:s text:c="8"/>try {</text:p>
      <text:p text:style-name="P17"><text:span text:style-name="T9"><text:s text:c="12"/></text:span><text:span text:style-name="T26">if (</text:span><text:span text:style-name="T9">read(std::cin, languages, lang)</text:span><text:span text:style-name="T26">) {</text:span></text:p>
      <text:p text:style-name="P42"><text:s text:c="16"/>write(std::cout, languages, lang);</text:p>
      <text:p text:style-name="P42"><text:s text:c="16"/>std::cout &lt;&lt; '\n';</text:p>
      <text:p text:style-name="P17"><text:span text:style-name="T9"><text:s text:c="12"/></text:span><text:span text:style-name="T26">}</text:span></text:p>
      <text:p text:style-name="P42"><text:s text:c="8"/>}</text:p>
      <text:p text:style-name="P42"><text:s text:c="8"/>catch (std::out_of_range const&amp; ex) {</text:p>
      <text:p text:style-name="P42"><text:s text:c="12"/>std::cout &lt;&lt; ex.what() &lt;&lt; '\n';</text:p>
      <text:p text:style-name="P42"><text:s text:c="8"/>}</text:p>
      <text:p text:style-name="P42"><text:s text:c="4"/>}</text:p>
      <text:p text:style-name="P42">} </text:p>
      <text:h text:style-name="Heading_20_1" text:outline-level="1"><text:bookmark-start text:name="impro"/>Revisiting Projects</text:h>
      <text:p text:style-name="Body_20_Text_20_First">Now that you know all about enumerations, consider how you could improve some previous projects. For example, in Exploration 3<text:span text:style-name="T77">6</text:span>,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alphabetical-index-mark text:string-value="improvements" text:key1="Enumerations"/></text:p>
      <text:p text:style-name="Code">enum class coordinate_system : bool { cartesian, polar };</text:p>
      <text:p text:style-name="Body_20_Text_20_Cont"><text:span text:style-name="T9">Another example that can be improved with enumerations is the </text:span><text:span text:style-name="Code_20_Inline"><text:span text:style-name="T9">card</text:span></text:span><text:span text:style-name="T9"> class, from Listing 5</text:span><text:span text:style-name="T24">7</text:span><text:span text:style-name="T9">-5. Instead of using </text:span><text:span text:style-name="Code_20_Inline"><text:span text:style-name="T9">int</text:span></text:span><text:span text:style-name="T9"> constants for the suits, use an enumeration. You can also use an enumeration for the rank. The enumeration has to specify enumerators: the number cards and </text:span><text:span text:style-name="Code_20_Inline"><text:span text:style-name="T9">ace</text:span></text:span><text:span text:style-name="T9">, </text:span><text:span text:style-name="Code_20_Inline"><text:span text:style-name="T9">jack</text:span></text:span><text:span text:style-name="T9">, </text:span><text:span text:style-name="Code_20_Inline"><text:span text:style-name="T9">queen</text:span></text:span><text:span text:style-name="T9">, and </text:span><text:span text:style-name="Code_20_Inline"><text:span text:style-name="T9">king</text:span></text:span><text:span text:style-name="T9">. Choose appropriate values so that you can cast an integer in the range [2, 10] to </text:span><text:span text:style-name="Code_20_Inline"><text:span text:style-name="T9">rank</text:span></text:span><text:span text:style-name="T9"> and get the desired value. You will have to implement </text:span><text:span text:style-name="Code_20_Inline"><text:span text:style-name="T9">operator++</text:span></text:span><text:span text:style-name="T9"> for </text:span><text:span text:style-name="Code_20_Inline"><text:span text:style-name="T9">suit</text:span></text:span><text:span text:style-name="T9"> and </text:span><text:span text:style-name="Code_20_Inline"><text:span text:style-name="T9">rank</text:span></text:span><text:span text:style-name="T9">. </text:span><text:span text:style-name="T24">One major improvement by using enumerations is that is no longer possible to mistake the </text:span><text:span text:style-name="Code_20_Inline"><text:span text:style-name="T20">suit</text:span></text:span><text:span text:style-name="T24"> and </text:span><text:span text:style-name="Code_20_Inline"><text:span text:style-name="T20">rank</text:span></text:span><text:span text:style-name="T24"> types. </text:span><text:span text:style-name="T9">Write your new, improved </text:span><text:span text:style-name="Code_20_Inline"><text:span text:style-name="T9">card</text:span></text:span><text:span text:style-name="T9"> class and compare it with my solution in Listing 68</text:span><text:span text:style-name="T9">-</text:span><text:span text:style-name="T24">5</text:span><text:span text:style-name="T9">.</text:span></text:p>
      <text:p text:style-name="Code_20_Caption"><text:span text:style-name="T4">Listing 68</text:span><text:span text:style-name="T4">-</text:span><text:span text:style-name="T7">5</text:span><text:span text:style-name="T4">.</text:span> Improving the <text:span text:style-name="Code_20_Inline"><text:span text:style-name="T29">card</text:span></text:span> Class with Enumerations</text:p>
      <text:p text:style-name="P21">export module card;</text:p>
      <text:p text:style-name="P21"/>
      <text:p text:style-name="Code">import &lt;istream&gt;;</text:p>
      <text:p text:style-name="Code">import &lt;ostream&gt;;</text:p>
      <text:p text:style-name="P9"/>
      <text:p text:style-name="P25"><text:span text:style-name="Code_20_Bold"><text:span text:style-name="T69">export </text:span></text:span><text:span text:style-name="Code_20_Bold"><text:span text:style-name="T68">enum class suit { diamonds, clubs, hearts, spades };</text:span></text:span></text:p>
      <text:p text:style-name="Code"><text:span text:style-name="Code_20_Bold"><text:span text:style-name="T69">export </text:span></text:span><text:span text:style-name="Code_20_Bold"><text:span text:style-name="T68">enum class rank { r2=2, r3, r4, r5, r6, r7, r8, r9, r10, jack, queen, king, ace };</text:span></text:span></text:p>
      <text:p text:style-name="P22"/>
      <text:p text:style-name="Code"><text:soft-page-break/><text:span text:style-name="Code_20_Bold"><text:span text:style-name="T70">export </text:span></text:span><text:span text:style-name="Code_20_Bold"><text:span text:style-name="T68">suit&amp; operator++(suit&amp; s)</text:span></text:span></text:p>
      <text:p text:style-name="Code"><text:span text:style-name="Code_20_Bold"><text:span text:style-name="T68">{</text:span></text:span></text:p>
      <text:p text:style-name="Code"><text:span text:style-name="Code_20_Bold"><text:span text:style-name="T72"><text:s text:c="3"/></text:span></text:span><text:span text:style-name="Code_20_Bold"><text:span text:style-name="T68">if (s == suit::spades)</text:span></text:span></text:p>
      <text:p text:style-name="Code"><text:span text:style-name="Code_20_Bold"><text:span text:style-name="T72"><text:s text:c="6"/></text:span></text:span><text:span text:style-name="Code_20_Bold"><text:span text:style-name="T68">s = suit::diamonds;</text:span></text:span></text:p>
      <text:p text:style-name="Code"><text:span text:style-name="Code_20_Bold"><text:span text:style-name="T72"><text:s text:c="2"/></text:span></text:span><text:span text:style-name="Code_20_Bold"><text:span text:style-name="T68">else</text:span></text:span></text:p>
      <text:p text:style-name="Code"><text:span text:style-name="Code_20_Bold"><text:span text:style-name="T72"><text:s text:c="5"/></text:span></text:span><text:span text:style-name="Code_20_Bold"><text:span text:style-name="T68">s = static_cast&lt;suit&gt;(static_cast&lt;int&gt;(s) + 1);</text:span></text:span></text:p>
      <text:p text:style-name="Code"><text:span text:style-name="Code_20_Bold"><text:span text:style-name="T72"><text:s text:c="2"/></text:span></text:span><text:span text:style-name="Code_20_Bold"><text:span text:style-name="T68">return s;</text:span></text:span></text:p>
      <text:p text:style-name="Code"><text:span text:style-name="Code_20_Bold"><text:span text:style-name="T68">}</text:span></text:span></text:p>
      <text:p text:style-name="P22"/>
      <text:p text:style-name="P25"><text:span text:style-name="Code_20_Bold"><text:span text:style-name="T70">export </text:span></text:span><text:span text:style-name="Code_20_Bold"><text:span text:style-name="T68">rank operator++(rank&amp; r)</text:span></text:span></text:p>
      <text:p text:style-name="Code"><text:span text:style-name="Code_20_Bold"><text:span text:style-name="T68">{</text:span></text:span></text:p>
      <text:p text:style-name="Code"><text:span text:style-name="Code_20_Bold"><text:span text:style-name="T72"><text:s text:c="3"/></text:span></text:span><text:span text:style-name="Code_20_Bold"><text:span text:style-name="T68">if (r == rank::ace)</text:span></text:span></text:p>
      <text:p text:style-name="Code"><text:span text:style-name="Code_20_Bold"><text:span text:style-name="T72"><text:s text:c="6"/></text:span></text:span><text:span text:style-name="Code_20_Bold"><text:span text:style-name="T68">r = rank::r2;</text:span></text:span></text:p>
      <text:p text:style-name="Code"><text:span text:style-name="Code_20_Bold"><text:span text:style-name="T72"><text:s text:c="3"/></text:span></text:span><text:span text:style-name="Code_20_Bold"><text:span text:style-name="T68">else</text:span></text:span></text:p>
      <text:p text:style-name="Code"><text:span text:style-name="Code_20_Bold"><text:span text:style-name="T72"><text:s text:c="6"/></text:span></text:span><text:span text:style-name="Code_20_Bold"><text:span text:style-name="T68">r = static_cast&lt;rank&gt;(static_cast&lt;int&gt;(r) + 1);</text:span></text:span></text:p>
      <text:p text:style-name="Code"><text:span text:style-name="Code_20_Bold"><text:span text:style-name="T72"><text:s text:c="3"/></text:span></text:span><text:span text:style-name="Code_20_Bold"><text:span text:style-name="T68">return r;</text:span></text:span></text:p>
      <text:p text:style-name="Code"><text:span text:style-name="Code_20_Bold"><text:span text:style-name="T68">}</text:span></text:span></text:p>
      <text:p text:style-name="P22"/>
      <text:p text:style-name="Code">/// Represent a standard western playing card.</text:p>
      <text:p text:style-name="Code"><text:span text:style-name="T79">export </text:span>class card</text:p>
      <text:p text:style-name="Code">{</text:p>
      <text:p text:style-name="Code">public:</text:p>
      <text:p text:style-name="Code"><text:span text:style-name="Code_20_Bold"><text:span text:style-name="T72"><text:s text:c="2"/></text:span></text:span><text:span text:style-name="Code_20_Bold"><text:span text:style-name="T73">constexpr </text:span></text:span><text:span text:style-name="Code_20_Bold"><text:span text:style-name="T68">card() : rank_(rank::</text:span></text:span><text:span text:style-name="Code_20_Bold"><text:span text:style-name="T71">ac</text:span></text:span><text:span text:style-name="Code_20_Bold"><text:span text:style-name="T62">e</text:span></text:span><text:span text:style-name="Code_20_Bold"><text:span text:style-name="T68">), suit_(suit::</text:span></text:span><text:span text:style-name="Code_20_Bold"><text:span text:style-name="T62">spades</text:span></text:span><text:span text:style-name="Code_20_Bold"><text:span text:style-name="T68">) {}</text:span></text:span></text:p>
      <text:p text:style-name="P27"><text:span text:style-name="T30"><text:s text:c="2"/></text:span><text:span text:style-name="T31">constexpr </text:span>card(rank r, suit s) : rank_{r}, suit_{s} {}</text:p>
      <text:p text:style-name="P27"/>
      <text:p text:style-name="P27"><text:span text:style-name="T30"><text:s text:c="2"/></text:span><text:span text:style-name="T31">constexpr </text:span>void assign(rank r, suit s);</text:p>
      <text:p text:style-name="P27"><text:span text:style-name="T30"><text:s text:c="2"/></text:span><text:span text:style-name="T31">constexpr </text:span>suit get_suit() const { return suit_; }</text:p>
      <text:p text:style-name="P27"><text:span text:style-name="T30"><text:s text:c="2"/></text:span><text:span text:style-name="T31">constexpr </text:span>rank get_rank() const { return rank_; }</text:p>
      <text:p text:style-name="P27">private:</text:p>
      <text:p text:style-name="Code"><text:span text:style-name="T30"><text:s text:c="2"/></text:span>rank rank_;</text:p>
      <text:p text:style-name="Code"><text:span text:style-name="T30"><text:s text:c="2"/></text:span>suit suit_;</text:p>
      <text:p text:style-name="Code">};</text:p>
      <text:p text:style-name="Code"/>
      <text:p text:style-name="Code"><text:span text:style-name="T79">export </text:span>bool operator==(card a, card b);</text:p>
      <text:p text:style-name="P26"><text:span text:style-name="T80">export </text:span>bool operator!=(card a, card b);</text:p>
      <text:p text:style-name="P26"><text:span text:style-name="T79">export </text:span>std::ostream&amp; operator&lt;&lt;(std::ostream&amp; out, card c);</text:p>
      <text:p text:style-name="P25"><text:span text:style-name="T79">export </text:span>std::istream&amp; operator&gt;&gt;(std::istream&amp; in, card&amp; c);</text:p>
      <text:p text:style-name="Code"/>
      <text:p text:style-name="Code">/// In some games, Aces are high. In other Aces are low. Use different</text:p>
      <text:p text:style-name="Code">/// comparison functors depending on the game.</text:p>
      <text:p text:style-name="P25"><text:span text:style-name="T79">export </text:span>bool acehigh_compare(card a, card b);</text:p>
      <text:p text:style-name="P25"><text:span text:style-name="T79">export </text:span>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P25"><text:span text:style-name="T79">export </text:span>class card_generator</text:p>
      <text:p text:style-name="Code">{</text:p>
      <text:p text:style-name="Code">public:</text:p>
      <text:p text:style-name="Code"><text:span text:style-name="T30"><text:s text:c="2"/></text:span>card_generator();</text:p>
      <text:p text:style-name="Code"><text:span text:style-name="T30"><text:s text:c="2"/></text:span>card operator()();</text:p>
      <text:p text:style-name="Code">private:</text:p>
      <text:p text:style-name="Code"><text:span text:style-name="T30"><text:s text:c="2"/></text:span>card card_;</text:p>
      <text:p text:style-name="Code"><text:soft-page-break/>};</text:p>
      <text:p text:style-name="Body_20_Text_20_Cont">What other projects can you improve with enumerations?<text:bookmark-end text:name="impr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master-page-name="">
      <style:paragraph-properties fo:margin-top="0.3193in" fo:margin-bottom="0.139in" loext:contextual-spacing="true" style:page-number="auto" fo:keep-with-next="always"/>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239376"/>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span text:style-name="MT1">8</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4:00</meta:creation-date>
    <dc:creator>Ray Lischner</dc:creator>
    <dc:date>2020-04-21T10:51:59.795106738</dc:date>
    <meta:print-date>2009-03-19T10:05:00</meta:print-date>
    <meta:editing-cycles>34</meta:editing-cycles>
    <meta:editing-duration>PT1H44M53S</meta:editing-duration>
    <meta:generator>LibreOffice/6.4.2.2$Linux_X86_64 LibreOffice_project/40$Build-2</meta:generator>
    <meta:document-statistic meta:table-count="0" meta:image-count="0" meta:object-count="0" meta:page-count="10" meta:paragraph-count="220" meta:word-count="2409" meta:character-count="15486" meta:non-whitespace-character-count="12883"/>
    <meta:user-defined meta:name="Chapter Number">68</meta:user-defined>
    <meta:user-defined meta:name="ContentType">Document</meta:user-defined>
  </office:meta>
</office:document-meta>
</file>